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E000002CF7FF00741DECB33B3.png" manifest:media-type="image/png"/>
  <manifest:file-entry manifest:full-path="Pictures/100000010000039E000002DA221030ED9E941285.png" manifest:media-type="image/png"/>
  <manifest:file-entry manifest:full-path="Pictures/10000001000003510000019EF23DD7A9ACE1A43C.png" manifest:media-type="image/png"/>
  <manifest:file-entry manifest:full-path="Pictures/1000000100000375000001A78F1E1A242AAEBF86.png" manifest:media-type="image/png"/>
  <manifest:file-entry manifest:full-path="Pictures/100000010000038100000289286DA2F15E772962.png" manifest:media-type="image/png"/>
  <manifest:file-entry manifest:full-path="Pictures/10000001000003C5000001FBF2D8B6F8BBB2B76D.png" manifest:media-type="image/png"/>
  <manifest:file-entry manifest:full-path="Pictures/10000001000003890000027BC35B48C48B41D18D.png" manifest:media-type="image/png"/>
  <manifest:file-entry manifest:full-path="Pictures/10000001000003CE0000028CAA77CCC7B386B6A7.png" manifest:media-type="image/png"/>
  <manifest:file-entry manifest:full-path="Pictures/10000001000003C80000021A16BAA23ABAE28521.png" manifest:media-type="image/png"/>
  <manifest:file-entry manifest:full-path="Pictures/10000001000003DC000002D7D978530678038E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Wingdings" svg:font-family="Wingdings"/>
  </office:font-face-decls>
  <office:automatic-styles>
    <style:style style:name="P1" style:family="paragraph" style:parent-style-name="Header">
      <style:text-properties fo:color="#666666" loext:opacity="100%" officeooo:paragraph-rsid="0058d9c8"/>
    </style:style>
    <style:style style:name="P2" style:family="paragraph" style:parent-style-name="Standard">
      <style:paragraph-properties fo:text-align="center" style:justify-single-word="false"/>
      <style:text-properties officeooo:rsid="001aff78" officeooo:paragraph-rsid="001aff78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11409" officeooo:paragraph-rsid="00211409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211409" officeooo:paragraph-rsid="00211409"/>
    </style:style>
    <style:style style:name="P5" style:family="paragraph" style:parent-style-name="Standard">
      <style:paragraph-properties fo:margin-left="2.521cm" fo:margin-right="0cm" fo:text-indent="0cm" style:auto-text-indent="false"/>
      <style:text-properties officeooo:paragraph-rsid="00211409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11409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b137" officeooo:paragraph-rsid="0029b137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b137" officeooo:paragraph-rsid="0037fab7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b5e4f" officeooo:paragraph-rsid="002b5e4f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c9211e" loext:opacity="100%" fo:font-weight="bold" officeooo:rsid="002b5e4f" officeooo:paragraph-rsid="002b5e4f" style:font-weight-asian="bold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3dab92" officeooo:paragraph-rsid="003dab92" style:font-weight-asian="bold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3a78e8" officeooo:paragraph-rsid="003c65cc" style:font-weight-asian="bold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d5254" officeooo:paragraph-rsid="002d5254" style:font-weight-asian="bold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f0ac9" officeooo:paragraph-rsid="002f0ac9" style:font-weight-asian="bold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d5254" officeooo:paragraph-rsid="002d5254" style:font-weight-asian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d5254" officeooo:paragraph-rsid="002f0ac9" style:font-weight-asian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efec0" officeooo:paragraph-rsid="002efec0" style:font-weight-asian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f0ac9" officeooo:paragraph-rsid="002f0ac9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07c83" officeooo:paragraph-rsid="00307c83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14bb5" officeooo:paragraph-rsid="00314bb5" style:font-weight-asian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33998" officeooo:paragraph-rsid="00333998" style:font-weight-asian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3fc29" officeooo:paragraph-rsid="0033fc29" style:font-weight-asian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9b2ec" officeooo:paragraph-rsid="0039b2ec" style:font-weight-asian="normal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a78e8" officeooo:paragraph-rsid="003c65cc" style:font-weight-asian="norm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b13db" officeooo:paragraph-rsid="003c65cc" style:font-weight-asian="normal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b13db" officeooo:paragraph-rsid="003dab92" style:font-weight-asian="normal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c65cc" style:font-weight-asian="normal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a78e8" style:font-weight-asian="normal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dab92" style:font-weight-asian="normal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dab92" officeooo:paragraph-rsid="003dab92" style:font-weight-asian="normal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dfa36" officeooo:paragraph-rsid="003dfa36" style:font-weight-asian="normal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486684" officeooo:paragraph-rsid="00486684" style:font-weight-asian="normal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9b137" officeooo:paragraph-rsid="0037fab7" style:font-weight-asian="normal" style:font-weight-complex="normal"/>
    </style:style>
    <style:style style:name="P34" style:family="paragraph" style:parent-style-name="Text_20_body">
      <style:paragraph-properties fo:text-align="start" style:justify-single-word="false"/>
      <style:text-properties fo:font-weight="normal" officeooo:rsid="0037fab7" officeooo:paragraph-rsid="0037fab7" style:font-weight-asian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font-weight="normal" officeooo:rsid="003dab92" officeooo:paragraph-rsid="003dab92" style:font-weight-asian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weight="normal" officeooo:rsid="0040fbe3" officeooo:paragraph-rsid="0040fbe3" style:font-weight-asian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font-weight="normal" officeooo:rsid="0041b3a7" officeooo:paragraph-rsid="0041b3a7" style:font-weight-asian="normal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font-weight="normal" officeooo:rsid="004327e6" officeooo:paragraph-rsid="004327e6" style:font-weight-asian="normal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font-weight="normal" officeooo:rsid="0044952c" officeooo:paragraph-rsid="0044952c" style:font-weight-asian="normal" style:font-weight-complex="normal"/>
    </style:style>
    <style:style style:name="P40" style:family="paragraph" style:parent-style-name="Text_20_body">
      <style:paragraph-properties fo:text-align="start" style:justify-single-word="false"/>
      <style:text-properties fo:font-weight="normal" officeooo:rsid="0044952c" officeooo:paragraph-rsid="00474bed" style:font-weight-asian="normal" style:font-weight-complex="normal"/>
    </style:style>
    <style:style style:name="P41" style:family="paragraph" style:parent-style-name="Text_20_body">
      <style:paragraph-properties fo:text-align="start" style:justify-single-word="false"/>
      <style:text-properties fo:font-weight="normal" officeooo:rsid="00474bed" officeooo:paragraph-rsid="00474bed" style:font-weight-asian="normal" style:font-weight-complex="normal"/>
    </style:style>
    <style:style style:name="P42" style:family="paragraph" style:parent-style-name="Text_20_body">
      <style:paragraph-properties fo:text-align="start" style:justify-single-word="false"/>
      <style:text-properties fo:font-weight="normal" officeooo:rsid="0047cb32" officeooo:paragraph-rsid="0047cb32" style:font-weight-asian="normal" style:font-weight-complex="normal"/>
    </style:style>
    <style:style style:name="P43" style:family="paragraph" style:parent-style-name="Text_20_body">
      <style:paragraph-properties fo:text-align="start" style:justify-single-word="false"/>
      <style:text-properties fo:font-weight="normal" officeooo:rsid="00486684" officeooo:paragraph-rsid="00486684" style:font-weight-asian="normal" style:font-weight-complex="normal"/>
    </style:style>
    <style:style style:name="P44" style:family="paragraph" style:parent-style-name="Text_20_body">
      <style:paragraph-properties fo:text-align="start" style:justify-single-word="false"/>
      <style:text-properties fo:font-weight="normal" officeooo:rsid="0048cb33" officeooo:paragraph-rsid="0048cb33" style:font-weight-asian="normal" style:font-weight-complex="normal"/>
    </style:style>
    <style:style style:name="P45" style:family="paragraph" style:parent-style-name="Text_20_body">
      <style:paragraph-properties fo:text-align="start" style:justify-single-word="false"/>
      <style:text-properties fo:font-weight="normal" officeooo:rsid="004abb76" officeooo:paragraph-rsid="004abb76" style:font-weight-asian="normal" style:font-weight-complex="normal"/>
    </style:style>
    <style:style style:name="P46" style:family="paragraph" style:parent-style-name="Text_20_body">
      <style:paragraph-properties fo:text-align="justify" style:justify-single-word="false"/>
      <style:text-properties fo:font-weight="normal" officeooo:rsid="004abb76" officeooo:paragraph-rsid="004abb76" style:font-weight-asian="normal" style:font-weight-complex="normal"/>
    </style:style>
    <style:style style:name="P47" style:family="paragraph" style:parent-style-name="Text_20_body">
      <style:paragraph-properties fo:text-align="start" style:justify-single-word="false"/>
      <style:text-properties fo:font-weight="normal" officeooo:rsid="00513186" officeooo:paragraph-rsid="00513186" style:font-weight-asian="normal" style:font-weight-complex="normal"/>
    </style:style>
    <style:style style:name="P48" style:family="paragraph" style:parent-style-name="Text_20_body">
      <style:paragraph-properties fo:text-align="start" style:justify-single-word="false"/>
      <style:text-properties fo:font-weight="normal" officeooo:rsid="0055423b" officeooo:paragraph-rsid="0055423b" style:font-weight-asian="normal" style:font-weight-complex="normal"/>
    </style:style>
    <style:style style:name="P49" style:family="paragraph" style:parent-style-name="Text_20_body">
      <style:paragraph-properties fo:text-align="start" style:justify-single-word="false"/>
      <style:text-properties fo:font-weight="normal" officeooo:rsid="0055a72b" officeooo:paragraph-rsid="0055a72b" style:font-weight-asian="normal" style:font-weight-complex="normal"/>
    </style:style>
    <style:style style:name="P50" style:family="paragraph" style:parent-style-name="Text_20_body">
      <style:text-properties officeooo:rsid="0034a943" officeooo:paragraph-rsid="0034a943"/>
    </style:style>
    <style:style style:name="P51" style:family="paragraph" style:parent-style-name="Text_20_body">
      <style:paragraph-properties fo:text-align="start" style:justify-single-word="false"/>
      <style:text-properties fo:font-weight="bold" officeooo:rsid="0037fab7" officeooo:paragraph-rsid="0037fab7" style:font-weight-asian="bold" style:font-weight-complex="bold"/>
    </style:style>
    <style:style style:name="P52" style:family="paragraph" style:parent-style-name="Text_20_body">
      <style:paragraph-properties fo:text-align="start" style:justify-single-word="false"/>
      <style:text-properties fo:font-weight="bold" officeooo:rsid="0040fbe3" officeooo:paragraph-rsid="0040fbe3" style:font-weight-asian="bold" style:font-weight-complex="bold"/>
    </style:style>
    <style:style style:name="P53" style:family="paragraph" style:parent-style-name="Text_20_body">
      <style:paragraph-properties fo:text-align="start" style:justify-single-word="false"/>
      <style:text-properties fo:font-weight="bold" officeooo:rsid="0039b2ec" officeooo:paragraph-rsid="0039b2ec" style:font-weight-asian="bold" style:font-weight-complex="bold"/>
    </style:style>
    <style:style style:name="P54" style:family="paragraph" style:parent-style-name="Text_20_body">
      <style:paragraph-properties fo:text-align="start" style:justify-single-word="false"/>
      <style:text-properties fo:font-weight="bold" officeooo:rsid="0044952c" officeooo:paragraph-rsid="0044952c" style:font-weight-asian="bold" style:font-weight-complex="bold"/>
    </style:style>
    <style:style style:name="P55" style:family="paragraph" style:parent-style-name="Text_20_body">
      <style:paragraph-properties fo:text-align="center" style:justify-single-word="false"/>
      <style:text-properties fo:font-weight="bold" officeooo:rsid="004abb76" officeooo:paragraph-rsid="004abb76" style:font-weight-asian="bold" style:font-weight-complex="bold"/>
    </style:style>
    <style:style style:name="P5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211409"/>
    </style:style>
    <style:style style:name="P57" style:family="paragraph" style:parent-style-name="Text_20_body">
      <style:text-properties officeooo:rsid="004cab15" officeooo:paragraph-rsid="004cab15"/>
    </style:style>
    <style:style style:name="P58" style:family="paragraph" style:parent-style-name="Text_20_body">
      <style:text-properties officeooo:rsid="004cf295" officeooo:paragraph-rsid="004cf295"/>
    </style:style>
    <style:style style:name="P59" style:family="paragraph" style:parent-style-name="Text_20_body">
      <style:text-properties officeooo:rsid="004e8958" officeooo:paragraph-rsid="004e8958"/>
    </style:style>
    <style:style style:name="P60" style:family="paragraph" style:parent-style-name="Text_20_body">
      <style:text-properties officeooo:rsid="004e8958" officeooo:paragraph-rsid="004cf295"/>
    </style:style>
    <style:style style:name="P6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2" style:family="paragraph" style:parent-style-name="Figure_20_Index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64" style:family="paragraph" style:parent-style-name="Contents_20_3">
      <style:paragraph-properties>
        <style:tab-stops>
          <style:tab-stop style:position="16.589cm" style:type="right" style:leader-style="dotted" style:leader-text="."/>
        </style:tab-stops>
      </style:paragraph-properties>
    </style:style>
    <style:style style:name="P65" style:family="paragraph" style:parent-style-name="Figure">
      <style:text-properties officeooo:paragraph-rsid="005d5307"/>
    </style:style>
    <style:style style:name="P66" style:family="paragraph" style:parent-style-name="Standard">
      <style:paragraph-properties fo:text-align="center" style:justify-single-word="false"/>
      <style:text-properties style:font-name="Liberation Sans" fo:font-size="20pt" fo:font-weight="bold" officeooo:rsid="001aff78" officeooo:paragraph-rsid="001aff78" style:font-size-asian="20pt" style:font-weight-asian="bold" style:font-size-complex="20pt" style:font-weight-complex="bold"/>
    </style:style>
    <style:style style:name="P67" style:family="paragraph" style:parent-style-name="Text_20_body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6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0000" loext:opacity="100%" fo:font-weight="normal" officeooo:rsid="0058d9c8" officeooo:paragraph-rsid="0058d9c8" style:font-weight-asian="normal" style:font-weight-complex="normal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 loext:opacity="100%" fo:font-weight="normal" officeooo:rsid="0058d9c8" officeooo:paragraph-rsid="003c65cc" style:font-weight-asian="normal" style:font-weight-complex="normal"/>
    </style:style>
    <style:style style:name="P70" style:family="paragraph" style:parent-style-name="Text_20_body">
      <style:text-properties officeooo:paragraph-rsid="004cab15"/>
    </style:style>
    <style:style style:name="P71" style:family="paragraph" style:parent-style-name="Standard">
      <style:paragraph-properties fo:text-align="center" style:justify-single-word="false"/>
      <style:text-properties fo:color="#ff0000" loext:opacity="100%" officeooo:rsid="0066c6ed" officeooo:paragraph-rsid="0066c6ed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 loext:opacity="100%" officeooo:rsid="003698e4" officeooo:paragraph-rsid="003698e4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9b137" officeooo:paragraph-rsid="0037fab7" style:font-weight-asian="normal" style:font-weight-complex="normal"/>
    </style:style>
    <style:style style:name="P74" style:family="paragraph" style:parent-style-name="Standard">
      <style:paragraph-properties fo:text-align="center" style:justify-single-word="false"/>
      <style:text-properties officeooo:rsid="00698cbb" officeooo:paragraph-rsid="00698cbb"/>
    </style:style>
    <style:style style:name="P75" style:family="paragraph" style:parent-style-name="Standard">
      <style:paragraph-properties fo:text-align="center" style:justify-single-word="false"/>
      <style:text-properties officeooo:rsid="0069fa0e" officeooo:paragraph-rsid="0069fa0e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6ae092" officeooo:paragraph-rsid="006ae092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6119a" officeooo:paragraph-rsid="0026119a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6ae092" officeooo:paragraph-rsid="006ae092" style:font-weight-asian="bold" style:font-weight-complex="bold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 fo:font-weight="normal" officeooo:rsid="0066c6ed" officeooo:paragraph-rsid="0066c6ed" style:font-weight-asian="normal" style:font-weight-complex="normal"/>
    </style:style>
    <style:style style:name="P80" style:family="paragraph" style:parent-style-name="Text_20_body">
      <style:paragraph-properties fo:text-align="justify" style:justify-single-word="false"/>
      <style:text-properties fo:color="#ff0000" loext:opacity="100%" fo:font-weight="normal" officeooo:rsid="0066c6ed" officeooo:paragraph-rsid="0066c6ed" style:font-weight-asian="normal" style:font-weight-complex="normal"/>
    </style:style>
    <style:style style:name="P81" style:family="paragraph" style:parent-style-name="Text_20_body">
      <style:paragraph-properties fo:text-align="justify" style:justify-single-word="false"/>
      <style:text-properties fo:color="#ff0000" loext:opacity="100%" fo:font-weight="normal" officeooo:rsid="00752ea9" officeooo:paragraph-rsid="00752ea9" style:font-weight-asian="normal" style:font-weight-complex="normal"/>
    </style:style>
    <style:style style:name="P82" style:family="paragraph" style:parent-style-name="Text_20_body">
      <style:paragraph-properties fo:text-align="justify" style:justify-single-word="false"/>
      <style:text-properties fo:color="#ff0000" loext:opacity="100%" fo:font-weight="normal" officeooo:rsid="007d95a9" officeooo:paragraph-rsid="007d95a9" style:font-weight-asian="normal" style:font-weight-complex="normal"/>
    </style:style>
    <style:style style:name="P83" style:family="paragraph" style:parent-style-name="Text_20_body">
      <style:paragraph-properties fo:text-align="start" style:justify-single-word="false"/>
      <style:text-properties fo:font-weight="normal" officeooo:rsid="004abb76" officeooo:paragraph-rsid="004abb76" style:font-weight-asian="normal" style:font-weight-complex="normal"/>
    </style:style>
    <style:style style:name="P84" style:family="paragraph" style:parent-style-name="Text_20_body">
      <style:paragraph-properties fo:text-align="start" style:justify-single-word="false"/>
      <style:text-properties fo:font-weight="normal" officeooo:rsid="00486684" officeooo:paragraph-rsid="006fd299" style:font-weight-asian="normal" style:font-weight-complex="normal"/>
    </style:style>
    <style:style style:name="P85" style:family="paragraph" style:parent-style-name="Text_20_body">
      <style:paragraph-properties fo:text-align="start" style:justify-single-word="false"/>
      <style:text-properties fo:font-weight="normal" officeooo:rsid="00486684" officeooo:paragraph-rsid="00714bc7" style:font-weight-asian="normal" style:font-weight-complex="normal"/>
    </style:style>
    <style:style style:name="P86" style:family="paragraph" style:parent-style-name="Text_20_body">
      <style:paragraph-properties fo:text-align="start" style:justify-single-word="false"/>
      <style:text-properties fo:font-weight="normal" officeooo:rsid="006fd299" officeooo:paragraph-rsid="006fd299" style:font-weight-asian="normal" style:font-weight-complex="normal"/>
    </style:style>
    <style:style style:name="P87" style:family="paragraph" style:parent-style-name="Text_20_body">
      <style:paragraph-properties fo:text-align="start" style:justify-single-word="false"/>
      <style:text-properties fo:font-weight="normal" officeooo:rsid="006fd299" officeooo:paragraph-rsid="00714bc7" style:font-weight-asian="normal" style:font-weight-complex="normal"/>
    </style:style>
    <style:style style:name="P88" style:family="paragraph" style:parent-style-name="Text_20_body">
      <style:paragraph-properties fo:text-align="start" style:justify-single-word="false"/>
      <style:text-properties fo:font-weight="normal" officeooo:rsid="00702ec6" officeooo:paragraph-rsid="00702ec6" style:font-weight-asian="normal" style:font-weight-complex="normal"/>
    </style:style>
    <style:style style:name="P89" style:family="paragraph" style:parent-style-name="Text_20_body">
      <style:paragraph-properties fo:text-align="start" style:justify-single-word="false"/>
      <style:text-properties fo:font-weight="normal" officeooo:rsid="00714bc7" officeooo:paragraph-rsid="00714bc7" style:font-weight-asian="normal" style:font-weight-complex="normal"/>
    </style:style>
    <style:style style:name="P90" style:family="paragraph" style:parent-style-name="Text_20_body">
      <style:paragraph-properties fo:text-align="start" style:justify-single-word="false"/>
      <style:text-properties fo:font-weight="normal" officeooo:rsid="00739d25" officeooo:paragraph-rsid="00739d25" style:font-weight-asian="normal" style:font-weight-complex="normal"/>
    </style:style>
    <style:style style:name="P91" style:family="paragraph" style:parent-style-name="Text_20_body">
      <style:paragraph-properties fo:text-align="justify" style:justify-single-word="false"/>
      <style:text-properties fo:font-weight="normal" officeooo:rsid="00752ea9" officeooo:paragraph-rsid="00752ea9" style:font-weight-asian="normal" style:font-weight-complex="normal"/>
    </style:style>
    <style:style style:name="P92" style:family="paragraph" style:parent-style-name="Text_20_body">
      <style:paragraph-properties fo:text-align="justify" style:justify-single-word="false"/>
      <style:text-properties fo:font-weight="normal" officeooo:rsid="00752ea9" officeooo:paragraph-rsid="0080bb26" style:font-weight-asian="normal" style:font-weight-complex="normal"/>
    </style:style>
    <style:style style:name="P93" style:family="paragraph" style:parent-style-name="Text_20_body">
      <style:paragraph-properties fo:text-align="justify" style:justify-single-word="false"/>
      <style:text-properties fo:font-weight="normal" officeooo:rsid="007d95a9" officeooo:paragraph-rsid="007d95a9" style:font-weight-asian="normal" style:font-weight-complex="normal"/>
    </style:style>
    <style:style style:name="P94" style:family="paragraph" style:parent-style-name="Text_20_body">
      <style:paragraph-properties fo:text-align="justify" style:justify-single-word="false"/>
      <style:text-properties fo:font-weight="normal" officeooo:rsid="007ed66d" officeooo:paragraph-rsid="007ed66d" style:font-weight-asian="normal" style:font-weight-complex="normal"/>
    </style:style>
    <style:style style:name="P95" style:family="paragraph" style:parent-style-name="Text_20_body">
      <style:paragraph-properties fo:text-align="justify" style:justify-single-word="false"/>
      <style:text-properties fo:font-weight="normal" officeooo:rsid="008195bb" officeooo:paragraph-rsid="008195bb" style:font-weight-asian="normal" style:font-weight-complex="normal"/>
    </style:style>
    <style:style style:name="P96" style:family="paragraph" style:parent-style-name="Text_20_body">
      <style:paragraph-properties fo:text-align="justify" style:justify-single-word="false"/>
      <style:text-properties fo:font-weight="normal" officeooo:rsid="00827a3b" officeooo:paragraph-rsid="00827a3b" style:font-weight-asian="normal" style:font-weight-complex="normal"/>
    </style:style>
    <style:style style:name="P97" style:family="paragraph" style:parent-style-name="Text_20_body">
      <style:paragraph-properties fo:text-align="justify" style:justify-single-word="false"/>
      <style:text-properties fo:font-weight="normal" officeooo:rsid="0082b1e7" officeooo:paragraph-rsid="0082b1e7" style:font-weight-asian="normal" style:font-weight-complex="normal"/>
    </style:style>
    <style:style style:name="P98" style:family="paragraph" style:parent-style-name="Text_20_body">
      <style:paragraph-properties fo:text-align="justify" style:justify-single-word="false"/>
      <style:text-properties officeooo:rsid="006d2437" officeooo:paragraph-rsid="006d2437"/>
    </style:style>
    <style:style style:name="P99" style:family="paragraph" style:parent-style-name="Text_20_body">
      <style:paragraph-properties fo:text-align="justify" style:justify-single-word="false"/>
      <style:text-properties officeooo:rsid="006e2431" officeooo:paragraph-rsid="006e2431"/>
    </style:style>
    <style:style style:name="P100" style:family="paragraph" style:parent-style-name="Text_20_body">
      <style:paragraph-properties fo:text-align="start" style:justify-single-word="false"/>
      <style:text-properties fo:font-weight="bold" officeooo:rsid="0039b2ec" officeooo:paragraph-rsid="006fd299" style:font-weight-asian="bold" style:font-weight-complex="bold"/>
    </style:style>
    <style:style style:name="P101" style:family="paragraph" style:parent-style-name="Text_20_body">
      <style:paragraph-properties fo:text-align="start" style:justify-single-word="false"/>
      <style:text-properties fo:font-weight="bold" officeooo:rsid="006fd299" officeooo:paragraph-rsid="006fd299" style:font-weight-asian="bold" style:font-weight-complex="bold"/>
    </style:style>
    <style:style style:name="P102" style:family="paragraph" style:parent-style-name="Text_20_body">
      <style:paragraph-properties fo:text-align="justify" style:justify-single-word="false"/>
      <style:text-properties fo:font-weight="bold" officeooo:rsid="00752ea9" officeooo:paragraph-rsid="007d95a9" style:font-weight-asian="bold" style:font-weight-complex="bold"/>
    </style:style>
    <style:style style:name="P103" style:family="paragraph" style:parent-style-name="Text_20_body">
      <style:paragraph-properties fo:text-align="justify" style:justify-single-word="false"/>
      <style:text-properties fo:font-weight="bold" officeooo:rsid="00752ea9" officeooo:paragraph-rsid="0080bb26" style:font-weight-asian="bold" style:font-weight-complex="bold"/>
    </style:style>
    <style:style style:name="P104" style:family="paragraph" style:parent-style-name="Text_20_body">
      <style:paragraph-properties fo:text-align="center" style:justify-single-word="false"/>
      <style:text-properties fo:font-weight="bold" officeooo:rsid="00752ea9" officeooo:paragraph-rsid="00752ea9" style:font-weight-asian="bold" style:font-weight-complex="bold"/>
    </style:style>
    <style:style style:name="P105" style:family="paragraph" style:parent-style-name="Text_20_body">
      <style:paragraph-properties fo:text-align="justify" style:justify-single-word="false"/>
      <style:text-properties fo:font-weight="bold" officeooo:rsid="007d95a9" officeooo:paragraph-rsid="007d95a9" style:font-weight-asian="bold" style:font-weight-complex="bold"/>
    </style:style>
    <style:style style:name="P106" style:family="paragraph" style:parent-style-name="Text_20_body">
      <style:paragraph-properties fo:text-align="center" style:justify-single-word="false"/>
      <style:text-properties fo:font-weight="bold" officeooo:rsid="007d95a9" officeooo:paragraph-rsid="007d95a9" style:font-weight-asian="bold" style:font-weight-complex="bold"/>
    </style:style>
    <style:style style:name="P107" style:family="paragraph" style:parent-style-name="Text_20_body">
      <style:paragraph-properties fo:text-align="center" style:justify-single-word="false"/>
      <style:text-properties fo:font-weight="bold" officeooo:rsid="0080bb26" officeooo:paragraph-rsid="0080bb26" style:font-weight-asian="bold" style:font-weight-complex="bold"/>
    </style:style>
    <style:style style:name="P108" style:family="paragraph" style:parent-style-name="Text_20_body">
      <style:paragraph-properties fo:text-align="justify" style:justify-single-word="false"/>
      <style:text-properties fo:font-weight="bold" officeooo:rsid="0082b1e7" officeooo:paragraph-rsid="0082b1e7" style:font-weight-asian="bold" style:font-weight-complex="bold"/>
    </style:style>
    <style:style style:name="P109" style:family="paragraph" style:parent-style-name="Text_20_body">
      <style:paragraph-properties fo:text-align="justify" style:justify-single-word="false"/>
      <style:text-properties fo:font-weight="bold" officeooo:rsid="00827a3b" officeooo:paragraph-rsid="00827a3b" style:font-weight-asian="bold" style:font-weight-complex="bold"/>
    </style:style>
    <style:style style:name="P110" style:family="paragraph" style:parent-style-name="Text_20_body">
      <style:paragraph-properties fo:text-align="justify" style:justify-single-word="false"/>
      <style:text-properties fo:font-weight="bold" officeooo:rsid="008195bb" officeooo:paragraph-rsid="008195bb" style:font-weight-asian="bold" style:font-weight-complex="bold"/>
    </style:style>
    <style:style style:name="P111" style:family="paragraph" style:parent-style-name="Text_20_body">
      <style:paragraph-properties fo:text-align="center" style:justify-single-word="false"/>
      <style:text-properties style:use-window-font-color="true" loext:opacity="0%" fo:font-weight="bold" officeooo:rsid="0066c6ed" officeooo:paragraph-rsid="0066c6ed" style:font-weight-asian="bold" style:font-weight-complex="bold"/>
    </style:style>
    <style:style style:name="P112" style:family="paragraph" style:parent-style-name="Text_20_body">
      <style:paragraph-properties fo:text-align="justify" style:justify-single-word="false"/>
      <style:text-properties style:use-window-font-color="true" loext:opacity="0%" fo:font-weight="bold" officeooo:rsid="00752ea9" officeooo:paragraph-rsid="007d95a9" style:font-weight-asian="bold" style:font-weight-complex="bold"/>
    </style:style>
    <style:style style:name="P113" style:family="paragraph" style:parent-style-name="Text_20_body">
      <style:paragraph-properties fo:text-align="justify" style:justify-single-word="false"/>
      <style:text-properties style:use-window-font-color="true" loext:opacity="0%" fo:font-weight="normal" officeooo:rsid="0066c6ed" officeooo:paragraph-rsid="0066c6ed" style:font-weight-asian="normal" style:font-weight-complex="normal"/>
    </style:style>
    <style:style style:name="P114" style:family="paragraph" style:parent-style-name="Text_20_body">
      <style:paragraph-properties fo:text-align="justify" style:justify-single-word="false"/>
      <style:text-properties style:use-window-font-color="true" loext:opacity="0%" fo:font-weight="normal" officeooo:rsid="00752ea9" officeooo:paragraph-rsid="0080bb26" style:font-weight-asian="normal" style:font-weight-complex="normal"/>
    </style:style>
    <style:style style:name="P115" style:family="paragraph" style:parent-style-name="Text_20_body">
      <style:paragraph-properties fo:text-align="justify" style:justify-single-word="false"/>
      <style:text-properties style:use-window-font-color="true" loext:opacity="0%" fo:font-weight="normal" officeooo:rsid="007d95a9" officeooo:paragraph-rsid="007d95a9" style:font-weight-asian="normal" style:font-weight-complex="normal"/>
    </style:style>
    <style:style style:name="T10" style:family="text">
      <style:text-properties officeooo:rsid="001aff78"/>
    </style:style>
    <style:style style:name="T11" style:family="text">
      <style:text-properties officeooo:rsid="0058d9c8"/>
    </style:style>
    <style:style style:name="T12" style:family="text">
      <style:text-properties officeooo:rsid="002f0ac9"/>
    </style:style>
    <style:style style:name="T13" style:family="text">
      <style:text-properties officeooo:rsid="00333998"/>
    </style:style>
    <style:style style:name="T14" style:family="text">
      <style:text-properties officeooo:rsid="0039b2ec"/>
    </style:style>
    <style:style style:name="T15" style:family="text">
      <style:text-properties officeooo:rsid="003b13db"/>
    </style:style>
    <style:style style:name="T16" style:family="text">
      <style:text-properties officeooo:rsid="003dfa36"/>
    </style:style>
    <style:style style:name="T17" style:family="text">
      <style:text-properties officeooo:rsid="0044952c"/>
    </style:style>
    <style:style style:name="T18" style:family="text">
      <style:text-properties officeooo:rsid="00474bed"/>
    </style:style>
    <style:style style:name="T37" style:family="text">
      <style:text-properties officeooo:rsid="0047cb32"/>
    </style:style>
    <style:style style:name="T38" style:family="text">
      <style:text-properties officeooo:rsid="0048cb33"/>
    </style:style>
    <style:style style:name="T39" style:family="text">
      <style:text-properties officeooo:rsid="004abb76"/>
    </style:style>
    <style:style style:name="T40" style:family="text">
      <style:text-properties officeooo:rsid="004cab15"/>
    </style:style>
    <style:style style:name="T41" style:family="text">
      <style:text-properties officeooo:rsid="005325d9"/>
    </style:style>
    <style:style style:name="T42" style:family="text">
      <style:text-properties officeooo:rsid="0055a72b"/>
    </style:style>
    <style:style style:name="T43" style:family="text">
      <style:text-properties officeooo:rsid="0058a71a"/>
    </style:style>
    <style:style style:name="T44" style:family="text">
      <style:text-properties officeooo:rsid="005b384a"/>
    </style:style>
    <style:style style:name="T45" style:family="text">
      <style:text-properties officeooo:rsid="005d5307"/>
    </style:style>
    <style:style style:name="T46" style:family="text">
      <style:text-properties officeooo:rsid="0067dca2"/>
    </style:style>
    <style:style style:name="T47" style:family="text">
      <style:text-properties officeooo:rsid="00698cbb"/>
    </style:style>
    <style:style style:name="T48" style:family="text">
      <style:text-properties officeooo:rsid="0069fa0e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officeooo:rsid="006cc6fa"/>
    </style:style>
    <style:style style:name="T51" style:family="text">
      <style:text-properties officeooo:rsid="006fd299"/>
    </style:style>
    <style:style style:name="T52" style:family="text">
      <style:text-properties officeooo:rsid="00752ea9"/>
    </style:style>
    <style:style style:name="T53" style:family="text">
      <style:text-properties officeooo:rsid="007a2c5c"/>
    </style:style>
    <style:style style:name="T54" style:family="text">
      <style:text-properties officeooo:rsid="007aa8f7"/>
    </style:style>
    <style:style style:name="T55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biektowy projekt dla systemu “System Informacyjny dla serwisu rowerowego”</text:p>
      <text:p text:style-name="Title">w notacji UML </text:p>
      <text:p text:style-name="Title"/>
      <text:p text:style-name="P66"/>
      <text:p text:style-name="P67"><text:bookmark-start text:name="__RefHeading___Toc2761_2352077349"/>Marcin Głód <text:span text:style-name="T47">(ten, co wysyła)</text:span><text:bookmark-end text:name="__RefHeading___Toc2761_2352077349"/></text:p>
      <text:p text:style-name="P67"><text:bookmark-start text:name="__RefHeading___Toc2763_2352077349"/>Dawid Dreśliński<text:bookmark-end text:name="__RefHeading___Toc2763_2352077349"/></text:p>
      <text:p text:style-name="P67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bookmark-start text:name="__RefHeading___Toc2765_2352077349"/><text:bookmark-end text:name="__RefHeading___Toc2765_2352077349"/></text:p>
      <text:p text:style-name="P2">ISI, grupa 1</text:p>
      <text:p text:style-name="P2">PSI NS 2022, </text:p>
      <text:p text:style-name="P2">prowadzący mgr inż. Mirosław Żużel</text:p>
      <text:p text:style-name="P2"/>
      <text:p text:style-name="P2"/>
      <text:h text:style-name="Heading_20_1" text:outline-level="1"><text:bookmark-start text:name="__RefHeading___Toc2991_2352077349"/><text:soft-page-break/>1. Wybrane aspekty analizy biznesowej<text:bookmark-end text:name="__RefHeading___Toc2991_2352077349"/></text:h>
      <text:h text:style-name="Heading_20_2" text:outline-level="2"><text:bookmark-start text:name="__RefHeading___Toc2767_2352077349"/>Opis<text:bookmark-end text:name="__RefHeading___Toc2767_2352077349"/></text:h>
      <text:p text:style-name="P74">Serwis rowerowy “Dętka” jest niewielkim serwisem na obrzeżach Olsztyna, w którym zatrudnionych jest dwóch mechaników, sprzedawca, oraz kierownik. Serwis jest otwarty 6 dni w tygodniu I zajmuje się świadczeniem usług z zakresu naprawy I konserwacji rowerów I hulajnóg, oraz sprzedaży części I akcesoriów rowerowych. Do obowiązków mechaników należy dokonywanie napraw pozostawionego sprzętu, dokonywanie wycen I kosztorysów, oraz przekazywanie pracownikowi-sprzedawcy informacji odnośnie części rowerowych do zamówienia. <text:span text:style-name="T48">Zadaniem sprzedawcy jest obsługa sprzedaży, dbanie o zapas dostępnych produktów poprzez kompletowanie zamówień, oraz przyjmowanie I wydawanie rowerów zostawionych na serwisie. Kierownik jest odpowiedzialny za ułożenie grafiku, weryfikację złożonych przez sprzedawcę zamówień I dbałość o gamę produktów dostępnych w sklepie.</text:span></text:p>
      <text:p text:style-name="P75">Serwis stara się nie prowadzić rezerwacji terminów napraw I zamiast tego realizować usługi czasochłonne zgodnie z kolejnością przyjęcia sprzętu do serwisu, a krótkie usługi ekspresowe realizować od ręki.</text:p>
      <text:p text:style-name="P71"/>
      <text:p text:style-name="P71"/>
      <text:h text:style-name="Heading_20_2" text:outline-level="2"><text:bookmark-start text:name="__RefHeading___Toc2993_2352077349"/>Skład zespołu organizacji serwis rowerowy<text:bookmark-end text:name="__RefHeading___Toc2993_2352077349"/></text:h>
      <text:p text:style-name="P76"><text:span text:style-name="T49">Aktorzy wewnętrzni:</text:span> </text:p>
      <text:p text:style-name="P6">Mechanik</text:p>
      <text:p text:style-name="P6">sprzedawca/pracownik obsługi klienta</text:p>
      <text:p text:style-name="P77">kierownik </text:p>
      <text:p text:style-name="P77"/>
      <text:p text:style-name="P78">Aktorzy zewnętrzni:</text:p>
      <text:p text:style-name="P76">Klient</text:p>
      <text:p text:style-name="P5"/>
      <text:h text:style-name="Heading_20_2" text:outline-level="2"><text:bookmark-start text:name="__RefHeading___Toc2995_2352077349"/>Zakres działalności serwisu rowerowego<text:bookmark-end text:name="__RefHeading___Toc2995_2352077349"/></text:h>
      <text:p text:style-name="P6"/>
      <text:p text:style-name="P6">Wykonywanie napraw pozostawionego sprzętu</text:p>
      <text:p text:style-name="P6">Kontakt klienta z sprzedawcą/ mechanikiem</text:p>
      <text:p text:style-name="P6">Zamawianie części zamiennych i narzędzi pracy</text:p>
      <text:p text:style-name="P6">Wykonywanie wyceny i kosztorysu naprawy</text:p>
      <text:p text:style-name="P6">Ewidencja stanu magazynowego części zamiennych</text:p>
      <text:p text:style-name="P6">Ewidencja klientów</text:p>
      <text:p text:style-name="P6">Harmonogram pracy i grafik</text:p>
      <text:p text:style-name="P6"/>
      <text:h text:style-name="Heading_20_2" text:outline-level="2"><text:bookmark-start text:name="__RefHeading___Toc2997_2352077349"/>Osoby zaangażowane w dany proces:<text:bookmark-end text:name="__RefHeading___Toc2997_2352077349"/></text:h>
      <text:p text:style-name="P56"/>
      <text:p text:style-name="P56">Wykonywanie wyceny i kosztorysu – klient, mechanik, pracownik obsługi klienta</text:p>
      <text:p text:style-name="P56"><text:soft-page-break/>Wykonywanie napraw pozostawionego sprzętu – mechanik</text:p>
      <text:p text:style-name="P56">Kontakt klienta z sprzedawcą/ mechanikiem – klient, mechanik, pracownik obsługi klienta</text:p>
      <text:p text:style-name="P56">Zamawianie części zamiennych i narzędzi pracy – mechanik, pracownik obsługi klienta</text:p>
      <text:p text:style-name="P56">Ewidencja stanu magazynowego części zamiennych – mechanik, pracownik obsługi klienta</text:p>
      <text:p text:style-name="P56">Ewidencja klientów -mechanik, pracownik obsługi klienta</text:p>
      <text:p text:style-name="P4">Harmonogram pracy i grafik – klient, <text:s/>mechanik, pracownik obsługi klienta</text:p>
      <text:p text:style-name="P56"/>
      <text:h text:style-name="Heading_20_2" text:outline-level="2"><text:bookmark-start text:name="__RefHeading___Toc2999_2352077349"/>Lista przypadków użycia<text:bookmark-end text:name="__RefHeading___Toc2999_2352077349"/></text:h>
      <text:p text:style-name="P7"/>
      <text:p text:style-name="P7">wykonanie usług dla klientów przez mechanika</text:p>
      <text:p text:style-name="P7">zamawianie części i narzędzi pracy</text:p>
      <text:p text:style-name="P7">wykonywanie wyceny i kosztorysu naprawy</text:p>
      <text:p text:style-name="P7">ewidencja stanu magazynowego części zamiennych</text:p>
      <text:p text:style-name="P7">ewidencja klientów</text:p>
      <text:p text:style-name="P7">harmonogram pracy </text:p>
      <text:p text:style-name="P7"/>
      <text:h text:style-name="Heading_20_2" text:outline-level="2"><text:bookmark-start text:name="__RefHeading___Toc3001_2352077349"/>Lista aktorów<text:bookmark-end text:name="__RefHeading___Toc3001_2352077349"/></text:h>
      <text:p text:style-name="P3"/>
      <text:p text:style-name="P9">kierownik</text:p>
      <text:p text:style-name="P9">mechanik</text:p>
      <text:p text:style-name="P9"><text:span text:style-name="T50">sprzedawca / </text:span>pracownik obsługi klienta</text:p>
      <text:p text:style-name="P9">klient</text:p>
      <text:p text:style-name="P72"/>
      <text:p text:style-name="P10"/>
      <text:p text:style-name="P10"><draw:frame draw:style-name="fr2" draw:name="Frame2" text:anchor-type="char" svg:width="17.59cm" draw:z-index="0"><draw:text-box fo:min-height="12.942cm"><text:p text:style-name="Figure"><draw:frame draw:style-name="fr3" draw:name="Diagram 1: Biznesowy Diagram Przypadków użycia" text:anchor-type="paragraph" svg:width="17.59cm" style:rel-width="100%" svg:height="12.942cm" style:rel-height="scale" draw:z-index="1"><draw:image xlink:href="Pictures/10000001000003DC000002D7D978530678038E30.png" xlink:type="simple" xlink:show="embed" xlink:actuate="onLoad" draw:mime-type="image/png"/></draw:frame>Diagram <text:sequence text:ref-name="refFigure0" text:name="Figure" text:formula="ooow:Figure+1" style:num-format="1">1</text:sequence>: Biznesowy Diagram Przypadków użycia</text:p></draw:text-box></draw:frame><text:soft-page-break/></text:p>
      <text:p text:style-name="P10"/>
      <text:h text:style-name="Heading_20_2" text:outline-level="2"><text:bookmark-start text:name="__RefHeading___Toc3003_2352077349"/>Scenariusze do Przypadków Użycia<text:bookmark-end text:name="__RefHeading___Toc3003_2352077349"/></text:h>
      <text:p text:style-name="P13">Rezerwacja serwisu</text:p>
      <text:p text:style-name="P15">1 klient dzwoni do serwisu</text:p>
      <text:p text:style-name="P15">2 pracownik obsługi odbiera</text:p>
      <text:p text:style-name="P15">3 pacjent zgłasza potrzebę naprawy roweru</text:p>
      <text:p text:style-name="P15">4 pracownik proponuje termin</text:p>
      <text:p text:style-name="P15">5 klient potwierdza</text:p>
      <text:p text:style-name="P15">6 pracownik rezerwuje termin</text:p>
      <text:p text:style-name="P15">7 klient kończy połączenie</text:p>
      <text:p text:style-name="P15"/>
      <text:p text:style-name="P15">alternatywnie:</text:p>
      <text:p text:style-name="P15">1 klient przychodzi do serwisu</text:p>
      <text:p text:style-name="P15">2 pracownik wita się z klientem</text:p>
      <text:p text:style-name="P15"><text:soft-page-break/></text:p>
      <text:p text:style-name="P15">5 klientowi nie pasuje</text:p>
      <text:p text:style-name="P15">6 pracownik proponuje inny termin</text:p>
      <text:p text:style-name="P15">7 klient potwierdza</text:p>
      <text:p text:style-name="P17">8 pracownik rezerwuje termin</text:p>
      <text:p text:style-name="P17"/>
      <text:p text:style-name="P18">5 klientowi nie pasuje</text:p>
      <text:p text:style-name="P16">6 pracownik proponuje inny termin</text:p>
      <text:p text:style-name="P16">7 klient <text:span text:style-name="T12">rezygnuje</text:span></text:p>
      <text:p text:style-name="P18"/>
      <text:p text:style-name="P14">Wykonanie usługi</text:p>
      <text:p text:style-name="P18">1 klient przychodzi z rowerem do serwisu</text:p>
      <text:p text:style-name="P18">2 <text:span text:style-name="T13">mechanik wita się z klientem</text:span></text:p>
      <text:p text:style-name="P21">3 klient przedstawia jaki zakres usług go interesuje</text:p>
      <text:p text:style-name="P21">4 mechanik dokonuje wyceny i przedstawia kosztorys</text:p>
      <text:p text:style-name="P21">5 klient zgadza się</text:p>
      <text:p text:style-name="P21">6 mechanik przystępuje do naprawy roweru</text:p>
      <text:p text:style-name="P22">7 mechanik zapisuje informacje o naprawie w ewidencji</text:p>
      <text:p text:style-name="P22">8 mechanik wystawia kwit do opłacenia</text:p>
      <text:p text:style-name="P22">9 klient płaci</text:p>
      <text:p text:style-name="P22">10 pracownik wydaje pokwitowanie</text:p>
      <text:p text:style-name="P21"/>
      <text:p text:style-name="P21">alternatywnie:</text:p>
      <text:p text:style-name="P21">4 mechanik dokonuje oceny roweru i odmawia wykonania usługi</text:p>
      <text:p text:style-name="P21">5 klient rezygnuje</text:p>
      <text:p text:style-name="P21"/>
      <text:p text:style-name="P21">5 klient nie zgadza się</text:p>
      <text:p text:style-name="P21">6 mechanik proponuje inny zakres usług</text:p>
      <text:p text:style-name="P21">7 klient wyraża zgodę</text:p>
      <text:p text:style-name="P21"/>
      <text:p text:style-name="P21">5 klient nie zgadza się</text:p>
      <text:p text:style-name="P21">6 mechanik proponuje inny zakres usług</text:p>
      <text:p text:style-name="P21">7 klient rezygnuje</text:p>
      <text:p text:style-name="P18"/>
      <text:h text:style-name="Heading_20_1" text:outline-level="1"><text:bookmark-start text:name="__RefHeading___Toc2769_2352077349"/><text:span text:style-name="T43">2. </text:span>Analiza wymagań Systemu Informacyjnego<text:bookmark-end text:name="__RefHeading___Toc2769_2352077349"/></text:h>
      <text:p text:style-name="P50">System informacyjny <text:span text:style-name="T14">zaopatrzenia </text:span>serwisu rowerowego</text:p>
      <text:h text:style-name="Heading_20_2" text:outline-level="2"><text:bookmark-start text:name="__RefHeading___Toc3005_2352077349"/>Cel realizacji<text:bookmark-end text:name="__RefHeading___Toc3005_2352077349"/></text:h>
      <text:p text:style-name="P98">Głównym celem realizowanym poprzez wdrożenie systemu informacyjnego jest poprawa efektywności funkcjonowania serwisu rowerowego poprzez uporządkowanie I przyspieszenie przepływu danych, w tym danych osobowych, oraz usprawnienie procesu zamówień, co zarówno przyspieszy proces <text:soft-page-break/>pozyskiwania brakujących części na serwisie, skracając czas potrzebny na realizację napraw, jak I ułatwi comiesięczne rozliczenie z dostawcami, oraz dystrybutorami części.</text:p>
      <text:p text:style-name="P99">Skrócenie czasu potrzebnego pracownikom na ręczne prowadzenie dokumentacji I walkę z biurokracją bezpośrednio przełoży się na zwiększenie ilości wykonywanych napraw w tym samym czasie, oraz pozostawi sprzedawcy więcej czasu, który może poświęcić klientom, zapewniając tym samym wyższą jakość obsługi. Stworzenie bazy danych zawierającą historię prowadzonych napraw ułatwi również mechanikom diagnozę I przyczyni się do poprawy jakości świadczonych usług. Utrzymanie regularnie inwentaryzowanej ewidencji części zamiennych I produktów dostępnych w serwisie zapewni płynniejszy proces planowania dostaw I zamówień, oraz przyczyni się do sprawniejszej obsługi klienta.</text:p>
      <text:p text:style-name="P99"/>
      <text:h text:style-name="Heading_20_2" text:outline-level="2"><text:bookmark-start text:name="__RefHeading___Toc2771_2352077349"/>Zakres analizy na poziomie biznesowym<text:bookmark-end text:name="__RefHeading___Toc2771_2352077349"/></text:h>
      <text:h text:style-name="Heading_20_3" text:outline-level="3"><text:bookmark-start text:name="__RefHeading___Toc3007_2352077349"/>Zakres SI<text:bookmark-end text:name="__RefHeading___Toc3007_2352077349"/></text:h>
      <text:p text:style-name="P8"/>
      <text:p text:style-name="P8">zamawianie części i narzędzi pracy</text:p>
      <text:p text:style-name="P33">ewidencja stanu magazynowego części zamiennych</text:p>
      <text:p text:style-name="P79">wykonywanie wyceny</text:p>
      <text:p text:style-name="P79">ewidencja klientów</text:p>
      <text:p text:style-name="P79">kreacja harmonogramu</text:p>
      <text:p text:style-name="P79">wykonywanie napraw/sprzedaż</text:p>
      <text:p text:style-name="P33"/>
      <text:h text:style-name="Heading_20_3" text:outline-level="3"><text:bookmark-start text:name="__RefHeading___Toc3009_2352077349"/>Aktorzy SI<text:bookmark-end text:name="__RefHeading___Toc3009_2352077349"/></text:h>
      <text:p text:style-name="P34"/>
      <text:p text:style-name="P34">mechanik</text:p>
      <text:p text:style-name="P34">pracownik</text:p>
      <text:p text:style-name="P35">kierownik</text:p>
      <text:h text:style-name="Heading_20_3" text:outline-level="3"><text:bookmark-start text:name="__RefHeading___Toc3011_2352077349"/>Związki SI<text:bookmark-end text:name="__RefHeading___Toc3011_2352077349"/></text:h>
      <text:p text:style-name="P48"/>
      <text:p text:style-name="P48">asocjacja</text:p>
      <text:p text:style-name="P48">uogólnienie (generalizacja – specjalizacja)</text:p>
      <text:p text:style-name="P48">zależność<text:span text:style-name="T42">(zawieranie, rozszerzenie)</text:span></text:p>
      <text:p text:style-name="P49">realizacja</text:p>
      <text:h text:style-name="Heading_20_3" text:outline-level="3"><text:bookmark-start text:name="__RefHeading___Toc3013_2352077349"/><text:soft-page-break/>Scenariusze SI<text:bookmark-end text:name="__RefHeading___Toc3013_2352077349"/></text:h>
      <text:p text:style-name="P54"/>
      <text:p text:style-name="P54">Stwórz zamówienie</text:p>
      <text:p text:style-name="P36">1. mechanik zauważa potrzebę zamówienia części zamiennej</text:p>
      <text:p text:style-name="P36">2. mechanik przeszukuje ewidencję stanu magazynowego celem sprawdzenia dostępności I ceny części</text:p>
      <text:p text:style-name="P36">3. mechanik tworzy nowe zamówienie w hurtowni</text:p>
      <text:p text:style-name="P36">4. kierownik potwierdza zamówienie</text:p>
      <text:p text:style-name="P36"/>
      <text:p text:style-name="P36">alternatywne:</text:p>
      <text:p text:style-name="P36">4. kierownik anuluje zamówienie</text:p>
      <text:p text:style-name="P36"/>
      <text:p text:style-name="P51">Sprzedaj część</text:p>
      <text:p text:style-name="P36">1. klient wybiera część, którą chce kupić</text:p>
      <text:p text:style-name="P36">2. pracownik wyszukuje wskazaną część w ewidencji</text:p>
      <text:p text:style-name="P36">3. pracownik generuje kwit do opłacenia w kasie fiskalnej</text:p>
      <text:p text:style-name="P36">4. pracownik wraz z klientem realizują transakcję</text:p>
      <text:p text:style-name="P36"/>
      <text:p text:style-name="P37">alternanywnie:</text:p>
      <text:p text:style-name="P37">4. klient rezygnuje z zakupu</text:p>
      <text:p text:style-name="P37">5. pracownik anuluje kwit do opłacenia w kasie</text:p>
      <text:p text:style-name="P37"/>
      <text:p text:style-name="P51">Przyjmij zamówienie</text:p>
      <text:p text:style-name="P37">1. Dostawca przywozi zamówienie z hurtowni</text:p>
      <text:p text:style-name="P37">2. pracownik otwiera plik ostatniego zamówienia</text:p>
      <text:p text:style-name="P37">3. pracownik porównuje ilość otrzymanych części z zamówieniem, dla każdego zamówionego artykułu</text:p>
      <text:p text:style-name="P37">4. pracownik potwierdza przyjęcie zamówienia</text:p>
      <text:p text:style-name="P37"/>
      <text:p text:style-name="P37"><text:soft-page-break/>alternatywnie:</text:p>
      <text:p text:style-name="P37">4. pracownik znajduje rozbieżność</text:p>
      <text:p text:style-name="P37">5. pracownik tworzy korektę do zamówienia</text:p>
      <text:p text:style-name="P37">6. pracownik zatwierdza korektę do zamówienia</text:p>
      <text:p text:style-name="P37"/>
      <text:p text:style-name="P52">Edytuj zamówienie</text:p>
      <text:p text:style-name="P38"><text:span text:style-name="T17">1. </text:span>pracownik <text:span text:style-name="T17">dostrzega konieczność zamówienia dodatkowych artykułów</text:span></text:p>
      <text:p text:style-name="P39">2. pracownik otwiera ostatnie niezatwierdzone zamówienie</text:p>
      <text:p text:style-name="P39">3. pracownik dodaje kolejne artykuły do zamówienia</text:p>
      <text:p text:style-name="P39">4. pracownik zapisuje zamówienie</text:p>
      <text:p text:style-name="P39"/>
      <text:p text:style-name="P39">alternatywnie:</text:p>
      <text:p text:style-name="P39">1. pracownik dostrzega błąd w zamówieniu</text:p>
      <text:p text:style-name="P39">3. pracownik usuwa artykuły z zamówienia</text:p>
      <text:p text:style-name="P39"/>
      <text:p text:style-name="P51">Zgłoś korektę zamówienia</text:p>
      <text:p text:style-name="P40">1. pracownik dostrzega <text:span text:style-name="T18">niezgodność</text:span> w zamówieniu</text:p>
      <text:p text:style-name="P41">2. pracownik odznacza artykuł, którego dotyczy niezgodno<text:span text:style-name="T37">ść</text:span></text:p>
      <text:p text:style-name="P42">3. pracownik podaje parametry niezgodności</text:p>
      <text:p text:style-name="P42">4. pracownik zapisuje korektę zamówienia</text:p>
      <text:p text:style-name="P40"/>
      <text:p text:style-name="P53">Zrealizuj zużycie wewnętrzne </text:p>
      <text:p text:style-name="P43"><text:span text:style-name="T38">1. </text:span>mechanik potrzebuje użyć artykułu będącego na stanie w ewidencji <text:span text:style-name="T38">stanu magazynowego</text:span></text:p>
      <text:p text:style-name="P44">2. mechanik wyszukuje w ewidencji stanu magazynowego potrzebny artykuł</text:p>
      <text:p text:style-name="P44">3. mechanik edytuje stan zapasu potrzebnego artykułu</text:p>
      <text:p text:style-name="P54"/>
      <text:p text:style-name="P52">Anuluj zamówienie</text:p>
      <text:p text:style-name="P44"><text:soft-page-break/><text:span text:style-name="T39">1. </text:span>kierownik wyszukuje ostatnio utworzone zamówienia</text:p>
      <text:p text:style-name="P45">2. kierownik ewaluuje konieczność realizacji zamówienia</text:p>
      <text:p text:style-name="P45">3. kierownik oznacza zamówienie jako anulowane</text:p>
      <text:p text:style-name="P45"/>
      <text:p text:style-name="P101">Przyjmij rower do naprawy:</text:p>
      <text:p text:style-name="P85"><text:span text:style-name="T38">1. </text:span><text:span text:style-name="T51">Klient przyprowadza rower do serwisu</text:span></text:p>
      <text:p text:style-name="P89">Klient przedstawia jaki</text:p>
      <text:p text:style-name="P87"><text:s/>Mechanik sprawdza stan roweru, oceniając regulację I poziom zużycia komponentów</text:p>
      <text:p text:style-name="P101"/>
      <text:p text:style-name="P101"/>
      <text:p text:style-name="P101">wystaw fakturę:</text:p>
      <text:p text:style-name="P90">1. Mechanik kompletuje części, które powinny się znaleźć na fakturze</text:p>
      <text:p text:style-name="P90">2. mechanik przepisuje kody produktów do programu generującego kwit</text:p>
      <text:p text:style-name="P90">3. mechanik drukuje fakturę serwisu do opłacenia w kasie fiskalnej</text:p>
      <text:p text:style-name="P90"/>
      <text:p text:style-name="P90">Alternatywnie:</text:p>
      <text:p text:style-name="P90">3. mechanik dodaje do faktury wykonane usługi nie posiadające kodu produktu</text:p>
      <text:p text:style-name="P90">4. mechanik drukuje fakturę serwisu do opłacenia w kasie fiskalnej.</text:p>
      <text:p text:style-name="P101"/>
      <text:p text:style-name="P101">Utwórz harmonogramem:</text:p>
      <text:p text:style-name="P90">1. wszyscy pracownicy uzupełniają plik dyspozycyjności na dany miesiąc</text:p>
      <text:p text:style-name="P90">2. kierownik układa harmonogram w oparciu o plik dyspozycyjności</text:p>
      <text:p text:style-name="P90">3. kierownik publikuje harmonogram</text:p>
      <text:p text:style-name="P90"/>
      <text:p text:style-name="P90">Alternatywnie:</text:p>
      <text:p text:style-name="P90">4. pracownicy nie zgadzają się z opublikowanym harmonogramem</text:p>
      <text:p text:style-name="P90">5. kierownik wprowadza poprawki do harmonogramu</text:p>
      <text:p text:style-name="P101"><text:soft-page-break/></text:p>
      <text:p text:style-name="P100"><text:span text:style-name="T51">Dokonaj wyceny naprawy:</text:span> </text:p>
      <text:p text:style-name="P84"><text:span text:style-name="T38">1. </text:span><text:span text:style-name="T51">Klient przyprowadza rower do serwisu</text:span></text:p>
      <text:p text:style-name="P86">2. Mechanik sprawdza stan roweru, oceniając regulację I poziom zużycia komponentów</text:p>
      <text:p text:style-name="P86">3. mechanik, w porozumieniu z klientem ustala zakres jaki mają obejmować naprawy</text:p>
      <text:p text:style-name="P86">4. Mechanik dokonuje obliczenia sumy kosztów naprawy I wymaganych części zamiennych I przedstawia wynik klientowi w postaci wydruku kosztorysu</text:p>
      <text:p text:style-name="P86">5. klient akceptuje cenę I decyduje się zostawić rower do naprawy</text:p>
      <text:p text:style-name="P86">6. realizowany jest scenariusz “przyjmij rower do naprawy”</text:p>
      <text:p text:style-name="P45"/>
      <text:p text:style-name="P86">Alternatywnie:</text:p>
      <text:p text:style-name="P86">5. Klient akceptuje wycenę I zabiera rower celem zastanowienia się I podjęcia decyzji</text:p>
      <text:p text:style-name="P86">5. Klient nie zgadza się na podaną cenę I negocjuje zmianę zakresu napraw</text:p>
      <text:p text:style-name="P86">6. Mechanik przedstawia poprawioną wycenę</text:p>
      <text:p text:style-name="P88">5. klient akceptuje wycenę I umawia się na naprawę w późniejszym terminie.</text:p>
      <text:p text:style-name="P88"/>
      <text:h text:style-name="Heading_20_3" text:outline-level="3"><text:bookmark-start text:name="__RefHeading___Toc3015_2352077349"/>PU typu C<text:span text:style-name="T43">RUD</text:span><text:bookmark-end text:name="__RefHeading___Toc3015_2352077349"/></text:h>
      <text:p text:style-name="P24"/>
      <text:p text:style-name="P24">CRUD - <text:s/>create, read, update, delete</text:p>
      <text:p text:style-name="P24"/>
      <text:p text:style-name="P12">PU <text:span text:style-name="T15">ewidencja stanu magazynowego:</text:span></text:p>
      <text:p text:style-name="P25">C:</text:p>
      <text:p text:style-name="P25">pracownik dodaje nowy model części zamiennej do systemu</text:p>
      <text:p text:style-name="P25">R:</text:p>
      <text:p text:style-name="P25">mechanik sprawdza dostępną ilość części zamiennych</text:p>
      <text:p text:style-name="P25">kierownik sprawdza czy zapas części jest wystarczający</text:p>
      <text:p text:style-name="P25">U:</text:p>
      <text:p text:style-name="P27">wymaga wystąpienia R</text:p>
      <text:p text:style-name="P25">mechanik zdejmuje ze stanu część użytą podczas naprawy</text:p>
      <text:p text:style-name="P25">pracownik dodaje na stan przedmioty z zamówienia</text:p>
      <text:p text:style-name="P27">D:</text:p>
      <text:p text:style-name="P30">wymaga wystąpienia R</text:p>
      <text:p text:style-name="P30">kierownik usuwa część zamienną której serwis nie planuje już zamawiać</text:p>
      <text:p text:style-name="P30"/>
      <text:p text:style-name="P11"><text:soft-page-break/>PU zamawianie części I narzędzi:</text:p>
      <text:p text:style-name="P30"/>
      <text:p text:style-name="P26">C:</text:p>
      <text:p text:style-name="P30">pracownik tworzy nowe zamówienie z hurtowni</text:p>
      <text:p text:style-name="P30"/>
      <text:p text:style-name="P26">R:</text:p>
      <text:p text:style-name="P30">mechanik sprawdza, czy w ostatnim zamówieniu znalazły się potrzebne części</text:p>
      <text:p text:style-name="P30">kierownik sprawdza kwotę z zamówienia</text:p>
      <text:p text:style-name="P26"/>
      <text:p text:style-name="P26">U:</text:p>
      <text:p text:style-name="P30">wymaga wystąpienia R</text:p>
      <text:p text:style-name="P30">pracownik dodaje przedmioty do zamówienia zanim trafi ono do realizacji</text:p>
      <text:p text:style-name="P30">mechanik zmienia ilość zamów<text:span text:style-name="T16">ionych części</text:span></text:p>
      <text:p text:style-name="P26"/>
      <text:p text:style-name="P29">D:</text:p>
      <text:p text:style-name="P31">wymaga wystąpienia R</text:p>
      <text:p text:style-name="P31">kierownik anuluje zamówienie</text:p>
      <text:p text:style-name="P69"/>
      <text:p text:style-name="P68"/>
      <text:h text:style-name="Heading_20_2" text:outline-level="2"><text:bookmark-start text:name="__RefHeading___Toc2773_2352077349"/>Słowniczek pojęć<text:bookmark-end text:name="__RefHeading___Toc2773_2352077349"/></text:h>
      <text:p text:style-name="P19"/>
      <text:p text:style-name="P19">pracownik - <text:s/>pracownik obsługi klienta/ sprzedawca</text:p>
      <text:p text:style-name="P19">ewidencja klientów – baza danych klientów i historia wykonywanych dla nich napraw</text:p>
      <text:p text:style-name="P19">harmonogram pracy – plan pracy mechanika w formie kalendarza zawierający umówione naprawy</text:p>
      <text:p text:style-name="P20">kosztorys naprawy – dokument z wymienionymi częściami i usługami niezbędnymi do doprowadzenia roweru do stanu żądanego przez klienta.</text:p>
      <text:p text:style-name="P23">Zużycie wewnętrzne – wykorzystanie części, bądź narzędzia w sposób inny niż sprzedaż: np. Część użyta przy naprawie gwarancyjnej, część uszkodzona przez mechanika przy montażu, zużyty smar, bądź uszkodzone narzędzie.</text:p>
      <text:p text:style-name="P23">Korekta zamówienia – proces weryfikacji listy zamówionych części z listą produktów dostarczonych przez dostawcę.</text:p>
      <text:p text:style-name="P32">Rekord – wpis przedstawiający konkretny model części zamiennej w ewidencji stanu magazynowego, zawierający cenę, ilość I inne niezbędne parametry.</text:p>
      <text:p text:style-name="P28"/>
      <text:p text:style-name="P23"/>
      <text:p text:style-name="P23"/>
      <text:h text:style-name="Heading_20_2" text:outline-level="2"><draw:frame draw:style-name="fr1" draw:name="Frame3" text:anchor-type="char" svg:x="0.277cm" svg:y="0.93cm" svg:width="17.59cm" draw:z-index="2"><draw:text-box fo:min-height="11.774cm"><text:p text:style-name="Figure"><draw:frame draw:style-name="fr3" draw:name="Diagram 2: Systemowy Diagram Przypadków Użycia" text:anchor-type="paragraph" svg:width="17.59cm" style:rel-width="100%" svg:height="11.774cm" style:rel-height="scale" draw:z-index="3"><draw:image xlink:href="Pictures/10000001000003CE0000028CAA77CCC7B386B6A7.png" xlink:type="simple" xlink:show="embed" xlink:actuate="onLoad" draw:mime-type="image/png"/></draw:frame>Diagram <text:sequence text:ref-name="refFigure1" text:name="Figure" text:formula="ooow:Figure+1" style:num-format="1">2</text:sequence>: Systemowy Diagram Przypadków Użycia</text:p></draw:text-box></draw:frame><text:soft-page-break/></text:h>
      <text:h text:style-name="Heading_20_2" text:outline-level="2"/>
      <text:h text:style-name="Heading_20_2" text:outline-level="2"/>
      <text:h text:style-name="Heading_20_1" text:outline-level="1"><text:bookmark-start text:name="__RefHeading___Toc2775_2352077349"/><text:span text:style-name="T43">3. </text:span>Projekt modelu danych SI<text:bookmark-end text:name="__RefHeading___Toc2775_2352077349"/></text:h>
      <text:p text:style-name="Text_20_body"/>
      <text:h text:style-name="Heading_20_2" text:outline-level="2"><text:bookmark-start text:name="__RefHeading___Toc3019_2352077349"/>Lista klas modelu danych SI<text:bookmark-end text:name="__RefHeading___Toc3019_2352077349"/></text:h>
      <text:p text:style-name="P46"/>
      <text:p text:style-name="P111">Jakie dane będziemy zbierać?</text:p>
      <text:p text:style-name="P113"><text:span text:style-name="T52">1. </text:span>Dane klientów</text:p>
      <text:p text:style-name="P113"><text:span text:style-name="T52">2. </text:span>dane pracowników</text:p>
      <text:p text:style-name="P113"><text:soft-page-break/><text:span text:style-name="T52">3. </text:span>dane zamówień</text:p>
      <text:p text:style-name="P113"><text:span text:style-name="T52">4. </text:span>dane korekt zamówień</text:p>
      <text:p text:style-name="P113"><text:span text:style-name="T52">5 </text:span><text:span text:style-name="T53">a)</text:span><text:span text:style-name="T52">. </text:span>dane usług - <text:s/><text:span text:style-name="T46">traktować jak produkt o nieograniczonej ilości</text:span></text:p>
      <text:p text:style-name="P113"><text:span text:style-name="T53">5 b)</text:span><text:span text:style-name="T52">. </text:span>dane produktów</text:p>
      <text:p text:style-name="P113"><text:span text:style-name="T54">6</text:span><text:span text:style-name="T52">. </text:span>dane wycen</text:p>
      <text:p text:style-name="P113"><text:span text:style-name="T54">7</text:span><text:span text:style-name="T52">. </text:span>dane wykonywanych napraw (interwencji) – “<text:span text:style-name="T46">fakturowanie”</text:span></text:p>
      <text:p text:style-name="P113"><text:span text:style-name="T54">8</text:span><text:span text:style-name="T52">. </text:span>dane grafiku pracy</text:p>
      <text:p text:style-name="P115">9. dane usług</text:p>
      <text:p text:style-name="P80"/>
      <text:p text:style-name="P104">Nazwy klas:</text:p>
      <text:p text:style-name="P91">1. Klient</text:p>
      <text:p text:style-name="P91">2. Pracownik</text:p>
      <text:p text:style-name="P91">3. Zamowienie</text:p>
      <text:p text:style-name="P91">4. Korekta</text:p>
      <text:p text:style-name="P81">5. <text:span text:style-name="T53">Produkt</text:span></text:p>
      <text:p text:style-name="P91"><text:span text:style-name="T53">6</text:span>. Wycena</text:p>
      <text:p text:style-name="P91"><text:span text:style-name="T53">7</text:span>. Faktura</text:p>
      <text:p text:style-name="P91"><text:span text:style-name="T54">8</text:span>. Grafik</text:p>
      <text:p text:style-name="P93">9. Usluga</text:p>
      <text:p text:style-name="P91"/>
      <text:p text:style-name="P106">Atrybuty klas:</text:p>
      <text:p text:style-name="P102">1. Klient</text:p>
      <text:p text:style-name="P93">ID_klienta</text:p>
      <text:p text:style-name="P93">email</text:p>
      <text:p text:style-name="P93">imię</text:p>
      <text:p text:style-name="P93">nazwisko</text:p>
      <text:p text:style-name="P93">telefon</text:p>
      <text:p text:style-name="P93"><text:soft-page-break/></text:p>
      <text:p text:style-name="P102">2. Pracownik</text:p>
      <text:p text:style-name="P93">ID_pracownika</text:p>
      <text:p text:style-name="P93">imię</text:p>
      <text:p text:style-name="P93">nazwisko</text:p>
      <text:p text:style-name="P93">stanowisko</text:p>
      <text:p text:style-name="P93"/>
      <text:p text:style-name="P102">3. Zamowienie</text:p>
      <text:p text:style-name="P97">ID_zamowienia</text:p>
      <text:p text:style-name="P96">ilosc</text:p>
      <text:p text:style-name="P96">koszt</text:p>
      <text:p text:style-name="P96">towar</text:p>
      <text:p text:style-name="P96"/>
      <text:p text:style-name="P102">4. Korekta</text:p>
      <text:p text:style-name="P97">ID_zamowienia</text:p>
      <text:p text:style-name="P96">ilosc</text:p>
      <text:p text:style-name="P96">towar</text:p>
      <text:p text:style-name="P96"/>
      <text:p text:style-name="P112">5. <text:span text:style-name="T53">Produkt</text:span></text:p>
      <text:p text:style-name="P115">ID_produktu</text:p>
      <text:p text:style-name="P115">cena</text:p>
      <text:p text:style-name="P115">ilość</text:p>
      <text:p text:style-name="P115">nazwa</text:p>
      <text:p text:style-name="P82"/>
      <text:p text:style-name="P102"><text:span text:style-name="T53">6</text:span>. Wycena</text:p>
      <text:p text:style-name="P94">data</text:p>
      <text:p text:style-name="P94">ID_pracownika</text:p>
      <text:p text:style-name="P94"><text:soft-page-break/>ID_produktu</text:p>
      <text:p text:style-name="P94">ID_klienta</text:p>
      <text:p text:style-name="P94">cena_produktu</text:p>
      <text:p text:style-name="P94"/>
      <text:p text:style-name="P102"><text:span text:style-name="T53">7</text:span>. Faktura</text:p>
      <text:p text:style-name="P93">ID_klienta</text:p>
      <text:p text:style-name="P93">ID_pracownika</text:p>
      <text:p text:style-name="P93">data</text:p>
      <text:p text:style-name="P93">ID_produktu</text:p>
      <text:p text:style-name="P94">cena_produktu</text:p>
      <text:p text:style-name="P94">ilosc_produktow</text:p>
      <text:p text:style-name="P93"/>
      <text:p text:style-name="P102"><text:span text:style-name="T54">8</text:span>. Grafik</text:p>
      <text:p text:style-name="P93">data</text:p>
      <text:p text:style-name="P93">ID_pracownika</text:p>
      <text:p text:style-name="P93"/>
      <text:p text:style-name="P105">9. Usługa</text:p>
      <text:p text:style-name="P93">ID_usługi</text:p>
      <text:p text:style-name="P93">nazwa</text:p>
      <text:p text:style-name="P93">cena</text:p>
      <text:p text:style-name="P107">Metody:</text:p>
      <text:p text:style-name="P103">Pracownik</text:p>
      <text:p text:style-name="P95"><text:span text:style-name="T55">sporzadz_fakture()</text:span></text:p>
      <text:p text:style-name="P95"><text:span text:style-name="T55">wyswietl_grafik()</text:span></text:p>
      <text:p text:style-name="P95"><text:span text:style-name="T55"/></text:p>
      <text:p text:style-name="P92"/>
      <text:p text:style-name="P110">Mechanik</text:p>
      <text:p text:style-name="P95"><text:soft-page-break/>sporzadz_wycene()</text:p>
      <text:p text:style-name="P95"/>
      <text:p text:style-name="P109">kierownik</text:p>
      <text:p text:style-name="P96">anuluj_zamowienie</text:p>
      <text:p text:style-name="P97">potwierdz_zamowienie</text:p>
      <text:p text:style-name="P97">sporzadz_grafik</text:p>
      <text:p text:style-name="P96"/>
      <text:p text:style-name="P108">Sprzedawca</text:p>
      <text:p text:style-name="P97">utworz_zamowienie</text:p>
      <text:h text:style-name="Heading_20_2" text:outline-level="2"><text:bookmark-start text:name="__RefHeading___Toc3021_2352077349"/>Konceptualny diagram klas dla modelu danych dziedziny problemowej<text:bookmark-end text:name="__RefHeading___Toc3021_2352077349"/></text:h>
      <text:p text:style-name="P55"><draw:frame draw:style-name="fr1" draw:name="Frame4" text:anchor-type="char" svg:x="2.021cm" svg:y="0.453cm" svg:width="14.974cm" draw:z-index="12"><draw:text-box fo:min-height="10.506cm"><text:p text:style-name="Figure"><draw:frame draw:style-name="fr3" draw:name="Diagram 3: Konceptualny Diagram Klas – Zamawianie części I narzędzi" text:anchor-type="paragraph" svg:width="14.974cm" style:rel-width="100%" svg:height="10.506cm" style:rel-height="scale" draw:z-index="13"><draw:image xlink:href="Pictures/10000001000003890000027BC35B48C48B41D18D.png" xlink:type="simple" xlink:show="embed" xlink:actuate="onLoad" draw:mime-type="image/png"/></draw:frame>Diagram <text:sequence text:ref-name="refFigure2" text:name="Figure" text:formula="ooow:Figure+1" style:num-format="1">3</text:sequence>: Konceptualny Diagram Klas – Zam<text:span text:style-name="T44">a</text:span>wi<text:span text:style-name="T44">a</text:span>nie <text:span text:style-name="T44">części I narzędzi</text:span></text:p></draw:text-box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draw:frame draw:style-name="fr1" draw:name="Frame5" text:anchor-type="char" svg:x="1.736cm" svg:y="-0.145cm" svg:width="15.492cm" draw:z-index="14"><draw:text-box fo:min-height="8.61cm"><text:p text:style-name="Figure"><draw:frame draw:style-name="fr3" draw:name="Diagram 4: Konceptualny Diagram Klas - Ewidencja stanu magazynowego" text:anchor-type="paragraph" svg:width="15.492cm" style:rel-width="100%" svg:height="8.61cm" style:rel-height="scale" draw:z-index="15"><draw:image xlink:href="Pictures/10000001000003C80000021A16BAA23ABAE28521.png" xlink:type="simple" xlink:show="embed" xlink:actuate="onLoad" draw:mime-type="image/png"/></draw:frame>Diagram <text:sequence text:ref-name="refFigure3" text:name="Figure" text:formula="ooow:Figure+1" style:num-format="1">4</text:sequence>: Konceptualny Diagram Klas - Ewidencja stanu magazynowego</text:p></draw:text-box></draw:frame><text:soft-page-break/><text:title/></text:p>
      <text:p text:style-name="P55"/>
      <text:p text:style-name="P55"/>
      <text:p text:style-name="P55"/>
      <text:h text:style-name="Heading_20_2" text:outline-level="2"><text:bookmark-start text:name="__RefHeading___Toc3023_2352077349"/>Implementacyjny diagram klas dla modelu danych <text:s/>dziedziny problemowej<text:bookmark-end text:name="__RefHeading___Toc3023_2352077349"/></text:h>
      <text:p text:style-name="P55"/>
      <text:p text:style-name="P55"><draw:frame draw:style-name="fr2" draw:name="Frame6" text:anchor-type="char" svg:width="17.59cm" draw:z-index="6"><draw:text-box fo:min-height="9.241cm"><text:p text:style-name="Figure"><draw:frame draw:style-name="fr3" draw:name="Diagram 5: Implementacyjny Diagram Klas – Zamawianie części I narzędzi" text:anchor-type="paragraph" svg:width="17.59cm" style:rel-width="100%" svg:height="9.241cm" style:rel-height="scale" draw:z-index="7"><draw:image xlink:href="Pictures/10000001000003C5000001FBF2D8B6F8BBB2B76D.png" xlink:type="simple" xlink:show="embed" xlink:actuate="onLoad" draw:mime-type="image/png"/></draw:frame>Diagram <text:sequence text:ref-name="refFigure4" text:name="Figure" text:formula="ooow:Figure+1" style:num-format="1">5</text:sequence>: Implementacyjny Diagram Klas – Zamawianie części I narzędzi</text:p></draw:text-box></draw:frame><draw:frame draw:style-name="fr1" draw:name="Frame7" text:anchor-type="char" svg:x="2.013cm" svg:y="1.946cm" svg:width="14.806cm" draw:z-index="4"><draw:text-box fo:min-height="10.71cm"><text:p text:style-name="Figure"><draw:frame draw:style-name="fr4" draw:name="Diagram 6: Implementacyjny Diagram Klas - Ewidencja stanu magazynowego" text:anchor-type="paragraph" svg:x="0cm" svg:y="9.49cm" svg:width="14.806cm" style:rel-width="100%" svg:height="10.71cm" style:rel-height="scale" draw:z-index="5"><draw:image xlink:href="Pictures/100000010000038100000289286DA2F15E772962.png" xlink:type="simple" xlink:show="embed" xlink:actuate="onLoad" draw:mime-type="image/png"/></draw:frame>Diagram <text:sequence text:ref-name="refFigure5" text:name="Figure" text:formula="ooow:Figure+1" style:num-format="1">6</text:sequence>: Implementacyjny Diagram Klas - Ewidencja stanu magazynowego</text:p><text:p text:style-name="Figure"/><text:p text:style-name="Figure"/><text:p text:style-name="Figure"/><text:p text:style-name="Figure"/><text:p text:style-name="Figure"/><text:p text:style-name="Figure"/><text:p text:style-name="Figure"/><text:p text:style-name="Figure"/><text:p text:style-name="Figure"/></draw:text-box></draw:frame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h text:style-name="Heading_20_2" text:outline-level="2"><text:bookmark-start text:name="__RefHeading___Toc3025_2352077349"/>Modele obiektów przykładowej sytuacji w kontekście dziedziny problemowej<text:bookmark-end text:name="__RefHeading___Toc3025_2352077349"/></text:h>
      <text:p text:style-name="P47">[edycja rekordu]</text:p>
      <text:p text:style-name="P47">Pracownik Janusz Nowak dokonuje edycji rekordu “lampka przednia” podczas przyjęcia dostawy weryfikowanej przez mechanika, Andrzeja Kaczuszkę. Mechanik nie znalazł rozbieżności w ilości zamówionych lampek, więc nie zostaje utworzona korekta dostawy. Pracownik dodaje 9 sztuk lampki do rekordu w bazie danych.</text:p>
      <text:p text:style-name="P47"><draw:frame draw:style-name="fr1" draw:name="Frame8" text:anchor-type="char" svg:x="-0.049cm" svg:y="-0.044cm" svg:width="17.59cm" draw:z-index="8"><draw:text-box fo:min-height="8.407cm"><text:p text:style-name="Figure"><draw:frame draw:style-name="fr3" draw:name="Diagram 7: Model Obiektu Przykładowej Edycji Rekordu" text:anchor-type="paragraph" svg:width="17.59cm" style:rel-width="100%" svg:height="8.407cm" style:rel-height="scale" draw:z-index="9"><draw:image xlink:href="Pictures/1000000100000375000001A78F1E1A242AAEBF86.png" xlink:type="simple" xlink:show="embed" xlink:actuate="onLoad" draw:mime-type="image/png"/></draw:frame>Diagram <text:sequence text:ref-name="refFigure6" text:name="Figure" text:formula="ooow:Figure+1" style:num-format="1">7</text:sequence>: Model Obiektu <text:span text:style-name="T45">Przykładowej Edycji Rekordu</text:span>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[usunięcie rekordu]</text:p>
      <text:p text:style-name="P47"><draw:frame draw:style-name="fr1" draw:name="Frame1" text:anchor-type="char" svg:x="0.176cm" svg:y="2.282cm" svg:width="17.59cm" draw:z-index="10"><draw:text-box fo:min-height="8.576cm"><text:p text:style-name="P65"><draw:frame draw:style-name="fr3" draw:name="Diagram 8: Model Obiektu Przykładowego Usunięcia rekordu" text:anchor-type="paragraph" svg:width="17.59cm" style:rel-width="100%" svg:height="8.576cm" style:rel-height="scale" draw:z-index="11"><draw:image xlink:href="Pictures/10000001000003510000019EF23DD7A9ACE1A43C.png" xlink:type="simple" xlink:show="embed" xlink:actuate="onLoad" draw:mime-type="image/png"/></draw:frame><text:span text:style-name="T45">Diagram</text:span> <text:sequence text:ref-name="refFigure7" text:name="Figure" text:formula="ooow:Figure+1" style:num-format="1">8</text:sequence>: Model <text:span text:style-name="T45">Obiektu Przykładowego Usunięcia rekordu</text:span></text:p></draw:text-box></draw:frame><text:soft-page-break/>Kierownik Mariusz Kaszuba podejmuje decyzję o wycofaniu z oferty części zamiennych artykułu “lampka przednia”, więc <text:span text:style-name="T41">po sprzedaniu ostatniej sztuki lampki usuwa rekord z Ewidencji stanu magazynowego.</text:span></text:p>
      <text:p text:style-name="Text_20_body"/>
      <text:h text:style-name="Heading_20_1" text:outline-level="1"/>
      <text:h text:style-name="Heading_20_1" text:outline-level="1"/>
      <text:h text:style-name="Heading_20_1" text:outline-level="1"><text:bookmark-start text:name="__RefHeading___Toc2777_2352077349"/><text:span text:style-name="T43">4. </text:span><text:span text:style-name="T40">M</text:span>odelowanie analityczne<text:bookmark-end text:name="__RefHeading___Toc2777_2352077349"/></text:h>
      <text:p text:style-name="P57">Model analityczny SI</text:p>
      <text:p text:style-name="P57"><draw:frame draw:style-name="fr2" draw:name="Frame9" text:anchor-type="char" svg:width="17.59cm" draw:z-index="16"><draw:text-box fo:min-height="13.866cm"><text:p text:style-name="Figure"><draw:frame draw:style-name="fr4" draw:name="Diagram 9: Diagram Analityczny ewidencji stanu magazynowego" text:anchor-type="paragraph" svg:x="0cm" svg:y="0cm" svg:width="17.59cm" style:rel-width="100%" svg:height="13.866cm" style:rel-height="scale" draw:z-index="17"><draw:image xlink:href="Pictures/100000010000039E000002DA221030ED9E941285.png" xlink:type="simple" xlink:show="embed" xlink:actuate="onLoad" draw:mime-type="image/png"/></draw:frame>Diagram <text:sequence text:ref-name="refFigure8" text:name="Figure" text:formula="ooow:Figure+1" style:num-format="1">9</text:sequence>: Diagram Analityczny ewidencji stanu magazynowego</text:p></draw:text-box></draw:frame><text:soft-page-break/></text:p>
      <text:p text:style-name="P70"/>
      <text:h text:style-name="Heading_20_1" text:outline-level="1"><draw:frame draw:style-name="fr1" draw:name="Frame10" text:anchor-type="char" svg:x="-0.051cm" svg:y="0.18cm" svg:width="17.59cm" draw:z-index="18"><draw:text-box fo:min-height="13.656cm"><text:p text:style-name="Figure"><draw:frame draw:style-name="fr3" draw:name="Diagram 10: Diagram analityczny Zamawiania części i narzędzi" text:anchor-type="paragraph" svg:width="17.59cm" style:rel-width="100%" svg:height="13.656cm" style:rel-height="scale" draw:z-index="19"><draw:image xlink:href="Pictures/100000010000039E000002CF7FF00741DECB33B3.png" xlink:type="simple" xlink:show="embed" xlink:actuate="onLoad" draw:mime-type="image/png"/></draw:frame>Diagram <text:sequence text:ref-name="refFigure9" text:name="Figure" text:formula="ooow:Figure+1" style:num-format="1">10</text:sequence>: Diagram analityczny Zamawiania części i narzędzi</text:p></draw:text-box></draw:frame><text:soft-page-break/></text:h>
      <text:h text:style-name="Heading_20_1" text:outline-level="1"><text:bookmark-start text:name="__RefHeading___Toc2779_2352077349"/><text:span text:style-name="T43">5. </text:span>Modelowanie dynamiki SI<text:bookmark-end text:name="__RefHeading___Toc2779_2352077349"/></text:h>
      <text:p text:style-name="P57">diagramy sekwencji</text:p>
      <text:p text:style-name="P57"/>
      <text:h text:style-name="Heading_20_1" text:outline-level="1"><text:bookmark-start text:name="__RefHeading___Toc2781_2352077349"/><text:span text:style-name="T43">6. </text:span>Modelowanie interfejsu użytkownika<text:bookmark-end text:name="__RefHeading___Toc2781_2352077349"/></text:h>
      <text:p text:style-name="P58"/>
      <text:p text:style-name="P60"><text:s/></text:p>
      <text:p text:style-name="P60"/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Spis Treści</text:p>
          </text:index-title>
          <text:p text:style-name="P61"><text:a xlink:type="simple" xlink:href="#__RefHeading___Toc2991_2352077349" text:style-name="Index_20_Link" text:visited-style-name="Index_20_Link">1. Wybrane aspekty analizy biznesowej<text:tab/>2</text:a></text:p>
          <text:p text:style-name="P63"><text:a xlink:type="simple" xlink:href="#__RefHeading___Toc2767_2352077349" text:style-name="Index_20_Link" text:visited-style-name="Index_20_Link">Opis<text:tab/>2</text:a></text:p>
          <text:p text:style-name="P63"><text:a xlink:type="simple" xlink:href="#__RefHeading___Toc2993_2352077349" text:style-name="Index_20_Link" text:visited-style-name="Index_20_Link">Skład zespołu organizacji serwis rowerowy<text:tab/>2</text:a></text:p>
          <text:p text:style-name="P63"><text:a xlink:type="simple" xlink:href="#__RefHeading___Toc2995_2352077349" text:style-name="Index_20_Link" text:visited-style-name="Index_20_Link">Zakres działalności serwisu rowerowego<text:tab/>2</text:a></text:p>
          <text:p text:style-name="P63"><text:a xlink:type="simple" xlink:href="#__RefHeading___Toc2997_2352077349" text:style-name="Index_20_Link" text:visited-style-name="Index_20_Link">Osoby zaangażowane w dany proces:<text:tab/>2</text:a></text:p>
          <text:p text:style-name="P63"><text:a xlink:type="simple" xlink:href="#__RefHeading___Toc2999_2352077349" text:style-name="Index_20_Link" text:visited-style-name="Index_20_Link">Lista przypadków użycia<text:tab/>2</text:a></text:p>
          <text:p text:style-name="P63"><text:a xlink:type="simple" xlink:href="#__RefHeading___Toc3001_2352077349" text:style-name="Index_20_Link" text:visited-style-name="Index_20_Link">Lista aktorów<text:tab/>3</text:a></text:p>
          <text:p text:style-name="P63"><text:a xlink:type="simple" xlink:href="#__RefHeading___Toc3003_2352077349" text:style-name="Index_20_Link" text:visited-style-name="Index_20_Link">Scenariusze do Przypadków Użycia<text:tab/>4</text:a></text:p>
          <text:p text:style-name="P61"><text:a xlink:type="simple" xlink:href="#__RefHeading___Toc2769_2352077349" text:style-name="Index_20_Link" text:visited-style-name="Index_20_Link">2. Analiza wymagań Systemu Informacyjnego<text:tab/>5</text:a></text:p>
          <text:p text:style-name="P63"><text:a xlink:type="simple" xlink:href="#__RefHeading___Toc3005_2352077349" text:style-name="Index_20_Link" text:visited-style-name="Index_20_Link">Cel realizacji<text:tab/>5</text:a></text:p>
          <text:p text:style-name="P63"><text:a xlink:type="simple" xlink:href="#__RefHeading___Toc2771_2352077349" text:style-name="Index_20_Link" text:visited-style-name="Index_20_Link">Zakres analizy na poziomie biznesowym<text:tab/>5</text:a></text:p>
          <text:p text:style-name="P64"><text:a xlink:type="simple" xlink:href="#__RefHeading___Toc3007_2352077349" text:style-name="Index_20_Link" text:visited-style-name="Index_20_Link">Zakres SI<text:tab/>5</text:a></text:p>
          <text:p text:style-name="P64"><text:a xlink:type="simple" xlink:href="#__RefHeading___Toc3009_2352077349" text:style-name="Index_20_Link" text:visited-style-name="Index_20_Link">Aktorzy SI<text:tab/>5</text:a></text:p>
          <text:p text:style-name="P64"><text:a xlink:type="simple" xlink:href="#__RefHeading___Toc3011_2352077349" text:style-name="Index_20_Link" text:visited-style-name="Index_20_Link">Związki SI<text:tab/>5</text:a></text:p>
          <text:p text:style-name="P64"><text:a xlink:type="simple" xlink:href="#__RefHeading___Toc3013_2352077349" text:style-name="Index_20_Link" text:visited-style-name="Index_20_Link">Scenariusze SI<text:tab/>6</text:a></text:p>
          <text:p text:style-name="P64"><text:a xlink:type="simple" xlink:href="#__RefHeading___Toc3015_2352077349" text:style-name="Index_20_Link" text:visited-style-name="Index_20_Link">PU typu CRUD<text:tab/>8</text:a></text:p>
          <text:p text:style-name="P64"><text:a xlink:type="simple" xlink:href="#__RefHeading___Toc3017_2352077349" text:style-name="Index_20_Link" text:visited-style-name="Index_20_Link">Nazwy przypadków użycia SI<text:tab/>9</text:a></text:p>
          <text:p text:style-name="P63"><text:a xlink:type="simple" xlink:href="#__RefHeading___Toc2773_2352077349" text:style-name="Index_20_Link" text:visited-style-name="Index_20_Link">Słowniczek pojęć<text:tab/>9</text:a></text:p>
          <text:p text:style-name="P61"><text:a xlink:type="simple" xlink:href="#__RefHeading___Toc2775_2352077349" text:style-name="Index_20_Link" text:visited-style-name="Index_20_Link">3. Projekt modelu danych SI<text:tab/>10</text:a></text:p>
          <text:p text:style-name="P63"><text:a xlink:type="simple" xlink:href="#__RefHeading___Toc3019_2352077349" text:style-name="Index_20_Link" text:visited-style-name="Index_20_Link">Lista klas modelu danych SI<text:tab/>10</text:a></text:p>
          <text:p text:style-name="P63"><text:a xlink:type="simple" xlink:href="#__RefHeading___Toc3021_2352077349" text:style-name="Index_20_Link" text:visited-style-name="Index_20_Link">Konceptualny diagram klas dla modelu danych dziedziny problemowej<text:tab/>11</text:a></text:p>
          <text:p text:style-name="P63"><text:a xlink:type="simple" xlink:href="#__RefHeading___Toc3023_2352077349" text:style-name="Index_20_Link" text:visited-style-name="Index_20_Link">Implementacyjny diagram klas dla modelu danych dziedziny problemowej<text:tab/>12</text:a></text:p>
          <text:p text:style-name="P63"><text:a xlink:type="simple" xlink:href="#__RefHeading___Toc3025_2352077349" text:style-name="Index_20_Link" text:visited-style-name="Index_20_Link">Modele obiektów przykładowej sytuacji w kontekście dziedziny problemowej<text:tab/>14</text:a></text:p>
          <text:p text:style-name="P61"><text:a xlink:type="simple" xlink:href="#__RefHeading___Toc2777_2352077349" text:style-name="Index_20_Link" text:visited-style-name="Index_20_Link">4. Modelowanie analityczne<text:tab/>16</text:a></text:p>
          <text:p text:style-name="P61"><text:a xlink:type="simple" xlink:href="#__RefHeading___Toc2779_2352077349" text:style-name="Index_20_Link" text:visited-style-name="Index_20_Link">5. Modelowanie dynamiki SI<text:tab/>17</text:a></text:p>
          <text:p text:style-name="P61"><text:a xlink:type="simple" xlink:href="#__RefHeading___Toc2781_2352077349" text:style-name="Index_20_Link" text:visited-style-name="Index_20_Link">6. Modelowanie interfejsu użytkownika<text:tab/>17</text:a></text:p>
        </text:index-body>
      </text:table-of-content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</text:p>
      <text:illustration-index text:style-name="Sect1" text:protected="true" text:name="Table of Figures1">
        <text:illustration-index-source text:use-caption="false" text:caption-sequence-name="Illustration" text:caption-sequence-format="caption">
          <text:index-title-template text:style-name="Figure_20_Index_20_Heading">Spis Diagramów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Table of Figures1_Head">
            <text:p text:style-name="Figure_20_Index_20_Heading">Spis Diagramów</text:p>
          </text:index-title>
          <text:p text:style-name="P62"><text:a xlink:type="simple" xlink:href="#Diagram%201:%20Biznesowy%20Diagram%20Przypadk%C3%B3w%20u%C5%BCycia%7Cgraphic" text:style-name="Index_20_Link" text:visited-style-name="Index_20_Link">Diagram 1: Biznesowy Diagram Przypadków użycia<text:tab/>3</text:a></text:p>
          <text:p text:style-name="P62"><text:a xlink:type="simple" xlink:href="#Diagram%202:%20Systemowy%20Diagram%20Przypadk%C3%B3w%20U%C5%BCycia%7Cgraphic" text:style-name="Index_20_Link" text:visited-style-name="Index_20_Link">Diagram 2: Systemowy Diagram Przypadków Użycia<text:tab/>10</text:a></text:p>
          <text:p text:style-name="P62"><text:a xlink:type="simple" xlink:href="#Diagram%203:%20Konceptualny%20Diagram%20Klas%20%E2%80%93%20Zamawianie%20cz%C4%99%C5%9Bci%20I%20narz%C4%99dzi%7Cgraphic" text:style-name="Index_20_Link" text:visited-style-name="Index_20_Link">Diagram 3: Konceptualny Diagram Klas – Zamawianie części I narzędzi<text:tab/>11</text:a></text:p>
          <text:p text:style-name="P62"><text:a xlink:type="simple" xlink:href="#Diagram%204:%20Konceptualny%20Diagram%20Klas%20-%20Ewidencja%20stanu%20magazynowego%7Cgraphic" text:style-name="Index_20_Link" text:visited-style-name="Index_20_Link">Diagram 4: Konceptualny Diagram Klas - Ewidencja stanu magazynowego<text:tab/>12</text:a></text:p>
          <text:p text:style-name="P62"><text:a xlink:type="simple" xlink:href="#Diagram%205:%20Implementacyjny%20Diagram%20Klas%20%E2%80%93%20Zamawianie%20cz%C4%99%C5%9Bci%20I%20narz%C4%99dzi%7Cgraphic" text:style-name="Index_20_Link" text:visited-style-name="Index_20_Link">Diagram 5: Implementacyjny Diagram Klas – Zamawianie części I narzędzi<text:tab/>13</text:a></text:p>
          <text:p text:style-name="P62"><text:a xlink:type="simple" xlink:href="#Diagram%206:%20Implementacyjny%20Diagram%20Klas%20-%20Ewidencja%20stanu%20magazynowego%7Cgraphic" text:style-name="Index_20_Link" text:visited-style-name="Index_20_Link">Diagram 6: Implementacyjny Diagram Klas - Ewidencja stanu magazynowego<text:tab/>13</text:a></text:p>
          <text:p text:style-name="P62"><text:a xlink:type="simple" xlink:href="#Diagram%207:%20Model%20Obiektu%20Przyk%C5%82adowej%20Edycji%20Rekordu%7Cgraphic" text:style-name="Index_20_Link" text:visited-style-name="Index_20_Link">Diagram 7: Model Obiektu Przykładowej Edycji Rekordu<text:tab/>14</text:a></text:p>
          <text:p text:style-name="P62"><text:a xlink:type="simple" xlink:href="#Diagram%208:%20Model%20Obiektu%20Przyk%C5%82adowego%20Usuni%C4%99cia%20rekordu%7Cgraphic" text:style-name="Index_20_Link" text:visited-style-name="Index_20_Link">Diagram 8: Model Obiektu Przykładowego Usunięcia rekordu<text:tab/>15</text:a></text:p>
          <text:p text:style-name="P62"><text:a xlink:type="simple" xlink:href="#Diagram%209:%20Diagram%20Analityczny%20ewidencji%20stanu%20magazynowego%7Cgraphic" text:style-name="Index_20_Link" text:visited-style-name="Index_20_Link">Diagram 9: Diagram Analityczny ewidencji stanu magazynowego<text:tab/>16</text:a></text:p>
          <text:p text:style-name="P62"><text:a xlink:type="simple" xlink:href="#Diagram%2010:%20Diagram%20analityczny%20Zamawiania%20cz%C4%99%C5%9Bci%20i%20narz%C4%99dzi%7Cgraphic" text:style-name="Index_20_Link" text:visited-style-name="Index_20_Link">Diagram 10: Diagram analityczny Zamawiania części i narzędzi<text:tab/>17</text:a></text:p>
        </text:index-body>
      </text:illustration-index>
      <text:p text:style-name="P5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officeooo:rsid="001aff78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ormal" style:family="paragraph"/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1" style:family="text">
      <style:text-properties style:font-name="Arial" fo:font-family="Arial" style:font-name-complex="Arial" style:font-family-complex="Aria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Arial" fo:font-family="Arial" style:font-name-complex="Arial" style:font-family-complex="Aria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" loext:num-list-format="%1%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Aria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T28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prefix="projekt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loext:opacity="100%" officeooo:paragraph-rsid="0058d9c8"/>
    </style:style>
    <style:style style:name="MT1" style:family="text">
      <style:text-properties officeooo:rsid="001aff78"/>
    </style:style>
    <style:style style:name="MT2" style:family="text">
      <style:text-properties officeooo:rsid="0058d9c8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itle/><text:span text:style-name="MT1"><text:title/></text:span><text:span text:style-name="MT2">System informacyjny dla Serwisu Rowerowego</text:span></text:p>
      </style:header>
      <style:footer>
        <text:p text:style-name="Footer"><text:page-number text:select-page="current">16</text:page-number></text:p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6T21:30:40.562457827</meta:creation-date>
    <dc:date>2022-06-16T19:22:34.531279032</dc:date>
    <meta:editing-duration>PT4H53M30S</meta:editing-duration>
    <meta:editing-cycles>64</meta:editing-cycles>
    <meta:generator>LibreOffice/7.2.6.2$Linux_X86_64 LibreOffice_project/20$Build-2</meta:generator>
    <meta:document-statistic meta:table-count="0" meta:image-count="10" meta:object-count="0" meta:page-count="24" meta:paragraph-count="364" meta:word-count="1951" meta:character-count="14461" meta:non-whitespace-character-count="12840"/>
  </office:meta>
</office:document-meta>
</file>